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shapes>
          <draw:frame draw:z-index="0" draw:style-name="gr1" draw:text-style-name="P1" svg:width="12.3173in" svg:height="3.5429in" svg:x="0.065in" svg:y="18.0213in">
            <draw:object draw:notify-on-update-of-ranges="data1.A1:data1.A100 data1.B1:data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1.879876198969" calcext:value-type="float">
            <text:p>131.87987619896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8.359883893009" calcext:value-type="float">
            <text:p>128.35988389300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2.582608752283" calcext:value-type="float">
            <text:p>162.58260875228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7.785182476174" calcext:value-type="float">
            <text:p>157.7851824761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2.6805988238" calcext:value-type="float">
            <text:p>132.680598823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5.4174405107725" calcext:value-type="float">
            <text:p>95.41744051077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8.6079706492208" calcext:value-type="float">
            <text:p>78.60797064922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1.1665020157817" calcext:value-type="float">
            <text:p>61.166502015781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0.8749624156746" calcext:value-type="float">
            <text:p>60.8749624156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6979815791105" calcext:value-type="float">
            <text:p>77.69798157911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5.258566563094" calcext:value-type="float">
            <text:p>105.25856656309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2.795309346939" calcext:value-type="float">
            <text:p>132.79530934693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72.724413309696" calcext:value-type="float">
            <text:p>172.72441330969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4.620961555092" calcext:value-type="float">
            <text:p>174.62096155509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7.554169211653" calcext:value-type="float">
            <text:p>127.55416921165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4.789576586557" calcext:value-type="float">
            <text:p>104.78957658655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7.7466270518582" calcext:value-type="float">
            <text:p>77.746627051858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2.4098870095474" calcext:value-type="float">
            <text:p>62.409887009547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0.4136440662286" calcext:value-type="float">
            <text:p>60.4136440662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.968271842707" calcext:value-type="float">
            <text:p>102.96827184270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33.044112401936" calcext:value-type="float">
            <text:p>133.04411240193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2.861475147738" calcext:value-type="float">
            <text:p>142.86147514773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69.451259308849" calcext:value-type="float">
            <text:p>169.45125930884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55.361746624608" calcext:value-type="float">
            <text:p>155.36174662460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6.451847221847" calcext:value-type="float">
            <text:p>126.45184722184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6.2241251303272" calcext:value-type="float">
            <text:p>96.224125130327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6.8998534978236" calcext:value-type="float">
            <text:p>66.899853497823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6.189850320346" calcext:value-type="float">
            <text:p>56.18985032034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9.4771251755372" calcext:value-type="float">
            <text:p>69.4771251755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5296226220084" calcext:value-type="float">
            <text:p>90.529622622008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16.71429556252" calcext:value-type="float">
            <text:p>116.7142955625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3.785701717515" calcext:value-type="float">
            <text:p>143.78570171751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62.148631267098" calcext:value-type="float">
            <text:p>162.14863126709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48.276708952225" calcext:value-type="float">
            <text:p>148.27670895222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31.55459834079" calcext:value-type="float">
            <text:p>131.5545983407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96.3456609090497" calcext:value-type="float">
            <text:p>96.345660909049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7.566385957282" calcext:value-type="float">
            <text:p>67.56638595728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7.8199395502896" calcext:value-type="float">
            <text:p>57.819939550289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5.5946213795993" calcext:value-type="float">
            <text:p>65.59462137959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.8020013087258" calcext:value-type="float">
            <text:p>86.802001308725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07.215253992024" calcext:value-type="float">
            <text:p>107.2152539920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49.473614006038" calcext:value-type="float">
            <text:p>149.47361400603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49.449081116315" calcext:value-type="float">
            <text:p>149.44908111631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40.441343278558" calcext:value-type="float">
            <text:p>140.44134327855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1.549728723216" calcext:value-type="float">
            <text:p>121.54972872321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4.3943911273744" calcext:value-type="float">
            <text:p>94.394391127374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9.4475074437021" calcext:value-type="float">
            <text:p>69.447507443702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8.0532624647812" calcext:value-type="float">
            <text:p>58.053262464781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8.9517278490253" calcext:value-type="float">
            <text:p>58.9517278490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.2305983290624" calcext:value-type="float">
            <text:p>90.230598329062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23.713887723959" calcext:value-type="float">
            <text:p>123.71388772395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34.76863567558" calcext:value-type="float">
            <text:p>134.7686356755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47.785039320915" calcext:value-type="float">
            <text:p>147.78503932091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41.44352279094" calcext:value-type="float">
            <text:p>141.4435227909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9.26601190766" calcext:value-type="float">
            <text:p>109.2660119076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4.767991131114" calcext:value-type="float">
            <text:p>84.76799113111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73.7511172081209" calcext:value-type="float">
            <text:p>73.751117208120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7.3400335474202" calcext:value-type="float">
            <text:p>57.340033547420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8.327978290228" calcext:value-type="float">
            <text:p>68.327978290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.35066714568" calcext:value-type="float">
            <text:p>113.3506671456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5.045480097267" calcext:value-type="float">
            <text:p>125.0454800972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49.581373351848" calcext:value-type="float">
            <text:p>149.58137335184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47.391735916531" calcext:value-type="float">
            <text:p>147.39173591653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33.520189620302" calcext:value-type="float">
            <text:p>133.52018962030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06.671123813458" calcext:value-type="float">
            <text:p>106.67112381345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7.2742665583808" calcext:value-type="float">
            <text:p>87.274266558380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4.6949341945047" calcext:value-type="float">
            <text:p>64.694934194504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4.5677574615292" calcext:value-type="float">
            <text:p>54.567757461529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71.0275112422656" calcext:value-type="float">
            <text:p>71.0275112422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3294729081043" calcext:value-type="float">
            <text:p>97.329472908104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14.706681910774" calcext:value-type="float">
            <text:p>114.70668191077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41.010381812342" calcext:value-type="float">
            <text:p>141.01038181234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55.51987378458" calcext:value-type="float">
            <text:p>155.5198737845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35.162313825025" calcext:value-type="float">
            <text:p>135.16231382502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19.565000834069" calcext:value-type="float">
            <text:p>119.56500083406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017536107345" calcext:value-type="float">
            <text:p>98.01753610734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69.3339852963807" calcext:value-type="float">
            <text:p>69.333985296380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80.0083984915015" calcext:value-type="float">
            <text:p>80.008398491501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6.6152357515399" calcext:value-type="float">
            <text:p>66.61523575153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5670988792614" calcext:value-type="float">
            <text:p>97.567098879261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19.614315721439" calcext:value-type="float">
            <text:p>119.61431572143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75.187646656384" calcext:value-type="float">
            <text:p>175.18764665638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81.593676237536" calcext:value-type="float">
            <text:p>181.59367623753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40.171587088148" calcext:value-type="float">
            <text:p>140.17158708814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08.009736256984" calcext:value-type="float">
            <text:p>108.00973625698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72.8550649963869" calcext:value-type="float">
            <text:p>72.855064996386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8.0584498341168" calcext:value-type="float">
            <text:p>58.058449834116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9.0188081388084" calcext:value-type="float">
            <text:p>59.018808138808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75.8572328582229" calcext:value-type="float">
            <text:p>75.85723285822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.974212043605" calcext:value-type="float">
            <text:p>105.97421204360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40.254478858423" calcext:value-type="float">
            <text:p>140.25447885842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65.068161931774" calcext:value-type="float">
            <text:p>165.06816193177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54.517037541724" calcext:value-type="float">
            <text:p>154.51703754172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35.912262992155" calcext:value-type="float">
            <text:p>135.91226299215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9.124440769364" calcext:value-type="float">
            <text:p>109.12444076936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75.243028051696" calcext:value-type="float">
            <text:p>75.24302805169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1.0734371687324" calcext:value-type="float">
            <text:p>61.073437168732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62.607346765491" calcext:value-type="float">
            <text:p>62.60734676549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79.5056492650808" calcext:value-type="float">
            <text:p>79.5056492650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.24612295011" calcext:value-type="float">
            <text:p>106.24612295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31T14:27:50.159320431</dc:date>
    <meta:editing-duration>PT5M4S</meta:editing-duration>
    <meta:editing-cycles>2</meta:editing-cycles>
    <meta:generator>LibreOffice/6.4.7.2$Linux_X86_64 LibreOffice_project/40$Build-2</meta:generator>
    <meta:document-statistic meta:table-count="1" meta:cell-count="2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87cm" svg:height="9cm" xlink:href=".." xlink:type="simple" chart:class="chart:line" chart:style-name="ch1">
        <chart:title svg:x="11.803cm" svg:y="0.316cm" chart:style-name="ch2">
          <text:p>Dynamics of performance bottlenecks</text:p>
        </chart:title>
        <chart:subtitle svg:x="14.223cm" svg:y="1.275cm" chart:style-name="ch3">
          <text:p>(in remote host)</text:p>
        </chart:subtitle>
        <chart:plot-area chart:style-name="ch4" table:cell-range-address="data1.A1:data1.B100" chart:data-source-has-labels="column" svg:x="1.636cm" svg:y="2.138cm" svg:width="29.026cm" svg:height="5.701cm">
          <chartooo:coordinate-region svg:x="2.443cm" svg:y="2.317cm" svg:width="28.219cm" svg:height="4.636cm"/>
          <chart:axis chart:dimension="x" chart:name="primary-x" chart:style-name="ch5" chartooo:axis-type="auto">
            <chartooo:date-scale/>
            <chart:title svg:x="15.126cm" svg:y="8.019cm" chart:style-name="ch6">
              <text:p>Time (in sec.)</text:p>
            </chart:title>
            <chart:categories table:cell-range-address="data1.A1:data1.A100"/>
            <chart:grid chart:style-name="ch7" chart:class="major"/>
          </chart:axis>
          <chart:axis chart:dimension="y" chart:name="primary-y" chart:style-name="ch5">
            <chart:title svg:x="0.451cm" svg:y="7.704cm" chart:style-name="ch8">
              <text:p>Size of Performance Bottleneck (in #)</text:p>
            </chart:title>
            <chart:grid chart:style-name="ch7" chart:class="major"/>
          </chart:axis>
          <chart:series chart:style-name="ch9" chart:values-cell-range-address="data1.B1:data1.B10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data1.A1:data1.A100</svg:desc>
                </draw:g>
              </table:table-cell>
              <table:table-cell office:value-type="float" office:value="131.879876198969">
                <text:p>131.879876198969</text:p>
                <draw:g>
                  <svg:desc>data1.B1:data1.B100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28.359883893009">
                <text:p>128.35988389300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62.582608752283">
                <text:p>162.58260875228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57.785182476174">
                <text:p>157.78518247617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32.6805988238">
                <text:p>132.680598823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5.4174405107725">
                <text:p>95.41744051077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78.6079706492208">
                <text:p>78.607970649220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1.1665020157817">
                <text:p>61.166502015781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0.8749624156746">
                <text:p>60.874962415674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7.6979815791105">
                <text:p>77.697981579110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5.258566563094">
                <text:p>105.25856656309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32.795309346939">
                <text:p>132.79530934693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72.724413309696">
                <text:p>172.72441330969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74.620961555092">
                <text:p>174.62096155509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27.554169211653">
                <text:p>127.55416921165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04.789576586557">
                <text:p>104.78957658655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77.7466270518582">
                <text:p>77.746627051858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2.4098870095474">
                <text:p>62.409887009547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60.4136440662286">
                <text:p>60.41364406622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2.968271842707">
                <text:p>102.96827184270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33.044112401936">
                <text:p>133.04411240193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42.861475147738">
                <text:p>142.86147514773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69.451259308849">
                <text:p>169.45125930884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55.361746624608">
                <text:p>155.36174662460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26.451847221847">
                <text:p>126.45184722184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96.2241251303272">
                <text:p>96.224125130327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66.8998534978236">
                <text:p>66.899853497823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56.189850320346">
                <text:p>56.189850320346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69.4771251755372">
                <text:p>69.47712517553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0.5296226220084">
                <text:p>90.5296226220084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16.71429556252">
                <text:p>116.7142955625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43.785701717515">
                <text:p>143.78570171751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62.148631267098">
                <text:p>162.14863126709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48.276708952225">
                <text:p>148.27670895222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31.55459834079">
                <text:p>131.5545983407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6.3456609090497">
                <text:p>96.345660909049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67.566385957282">
                <text:p>67.56638595728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57.8199395502896">
                <text:p>57.8199395502896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65.5946213795993">
                <text:p>65.59462137959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8020013087258">
                <text:p>86.802001308725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07.215253992024">
                <text:p>107.21525399202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49.473614006038">
                <text:p>149.473614006038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49.449081116315">
                <text:p>149.44908111631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40.441343278558">
                <text:p>140.44134327855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21.549728723216">
                <text:p>121.54972872321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94.3943911273744">
                <text:p>94.394391127374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69.4475074437021">
                <text:p>69.447507443702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58.0532624647812">
                <text:p>58.0532624647812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58.9517278490253">
                <text:p>58.95172784902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.2305983290624">
                <text:p>90.230598329062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23.713887723959">
                <text:p>123.71388772395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34.76863567558">
                <text:p>134.76863567558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47.785039320915">
                <text:p>147.78503932091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41.44352279094">
                <text:p>141.44352279094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9.26601190766">
                <text:p>109.2660119076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4.767991131114">
                <text:p>84.767991131114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73.7511172081209">
                <text:p>73.7511172081209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57.3400335474202">
                <text:p>57.3400335474202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68.327978290228">
                <text:p>68.3279782902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3.35066714568">
                <text:p>113.35066714568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25.045480097267">
                <text:p>125.045480097267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49.581373351848">
                <text:p>149.58137335184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47.391735916531">
                <text:p>147.391735916531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33.520189620302">
                <text:p>133.52018962030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06.671123813458">
                <text:p>106.67112381345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87.2742665583808">
                <text:p>87.2742665583808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64.6949341945047">
                <text:p>64.694934194504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54.5677574615292">
                <text:p>54.5677574615292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71.0275112422656">
                <text:p>71.02751124226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7.3294729081043">
                <text:p>97.3294729081043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14.706681910774">
                <text:p>114.706681910774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41.010381812342">
                <text:p>141.010381812342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55.51987378458">
                <text:p>155.5198737845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35.162313825025">
                <text:p>135.1623138250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19.565000834069">
                <text:p>119.56500083406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98.017536107345">
                <text:p>98.01753610734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69.3339852963807">
                <text:p>69.333985296380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80.0083984915015">
                <text:p>80.008398491501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66.6152357515399">
                <text:p>66.61523575153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.5670988792614">
                <text:p>97.5670988792614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119.614315721439">
                <text:p>119.61431572143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75.187646656384">
                <text:p>175.187646656384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181.593676237536">
                <text:p>181.59367623753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40.171587088148">
                <text:p>140.17158708814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08.009736256984">
                <text:p>108.009736256984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72.8550649963869">
                <text:p>72.855064996386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8.0584498341168">
                <text:p>58.058449834116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59.0188081388084">
                <text:p>59.0188081388084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75.8572328582229">
                <text:p>75.85723285822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5.974212043605">
                <text:p>105.97421204360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140.254478858423">
                <text:p>140.254478858423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65.068161931774">
                <text:p>165.06816193177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154.517037541724">
                <text:p>154.517037541724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35.912262992155">
                <text:p>135.91226299215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09.124440769364">
                <text:p>109.12444076936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75.243028051696">
                <text:p>75.243028051696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61.0734371687324">
                <text:p>61.0734371687324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62.607346765491">
                <text:p>62.60734676549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79.5056492650808">
                <text:p>79.50564926508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6.24612295011">
                <text:p>106.24612295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